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C7000001BAF8818A9FBFF3E31B.png" manifest:media-type="image/png"/>
  <manifest:file-entry manifest:full-path="Pictures/100002010000028E000001E208FD967324DA4FF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45in" svg:height="4.0165in" draw:z-index="0"><draw:image xlink:href="Pictures/100002010000028E000001E208FD967324DA4FF9.png" xlink:type="simple" xlink:show="embed" xlink:actuate="onLoad" loext:mime-type="image/x-vclgraphic"/></draw:frame><draw:frame draw:style-name="fr2" draw:name="Image2" text:anchor-type="paragraph" svg:x="1.548in" svg:y="4.1335in" svg:width="4.3846in" svg:height="4.2598in" draw:z-index="1"><draw:image xlink:href="Pictures/10000201000001C7000001BAF8818A9FBFF3E31B.png" xlink:type="simple" xlink:show="embed" xlink:actuate="onLoad" loext:mime-type="image/x-vclgraphic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23:30:13.137818076</meta:creation-date>
    <dc:date>2020-07-09T23:32:49.411514006</dc:date>
    <meta:editing-duration>PT2M3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